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6cm"/>
    </style:style>
    <style:style style:name="co3" style:family="table-column">
      <style:table-column-properties fo:break-before="auto" style:column-width="3.903cm"/>
    </style:style>
    <style:style style:name="co4" style:family="table-column">
      <style:table-column-properties fo:break-before="auto" style:column-width="3.649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75"/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20"/>
    <style:style style:name="ce5" style:family="table-cell" style:parent-style-name="Default" style:data-style-name="N11"/>
    <style:style style:name="ce6" style:family="table-cell" style:parent-style-name="Default" style:data-style-name="N4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2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4"/>
        <table:table-column table:style-name="co1" table:number-columns-repeated="3" table:default-cell-style-name="ce4"/>
        <table:table-column table:style-name="co6" table:number-columns-repeated="2" table:default-cell-style-name="ce5"/>
        <table:table-column table:style-name="co6" table:default-cell-style-name="ce6"/>
        <table:table-column table:style-name="co6" table:default-cell-style-name="Default"/>
        <table:table-column table:style-name="co7" table:default-cell-style-name="Default"/>
        <table:table-column table:style-name="co1" table:number-columns-repeated="16372" table:default-cell-style-name="Default"/>
        <table:table-row table:style-name="ro2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Case started at</text:p>
          </table:table-cell>
          <table:table-cell table:style-name="ce1" office:value-type="string" calcext:value-type="string">
            <text:p>SWHID</text:p>
          </table:table-cell>
          <table:table-cell table:style-name="ce3" office:value-type="string" calcext:value-type="string">
            <text:p>Cold FUSE runtime (s)</text:p>
          </table:table-cell>
          <table:table-cell table:style-name="ce1" office:value-type="string" calcext:value-type="string">
            <text:p>Hot FUSE</text:p>
          </table:table-cell>
          <table:table-cell table:style-name="ce3" office:value-type="string" calcext:value-type="string">
            <text:p>Vault total runtime</text:p>
          </table:table-cell>
          <table:table-cell table:style-name="ce1" office:value-type="string" calcext:value-type="string">
            <text:p>Local run</text:p>
          </table:table-cell>
          <table:table-cell table:style-name="ce3" office:value-type="string" calcext:value-type="string">
            <text:p>Cache loading overhead</text:p>
          </table:table-cell>
          <table:table-cell table:style-name="ce1" office:value-type="string" calcext:value-type="string">
            <text:p>Vault overhead</text:p>
          </table:table-cell>
          <table:table-cell table:style-name="ce1" office:value-type="string" calcext:value-type="string">
            <text:p>Hot Fuse/Local</text:p>
          </table:table-cell>
          <table:table-cell table:style-name="ce7" office:value-type="string" calcext:value-type="string">
            <text:p>Cold FUSE result</text:p>
          </table:table-cell>
          <table:table-cell table:style-name="ce7" office:value-type="string" calcext:value-type="string">
            <text:p>Hot FUSE result</text:p>
          </table:table-cell>
          <table:table-cell table:style-name="ce7" office:value-type="string" calcext:value-type="string">
            <text:p>Vault result</text:p>
          </table:table-cell>
          <table:table-cell table:style-name="ce7" office:value-type="string" calcext:value-type="string">
            <text:p>result columns are only here to check the 3 cases returned the same result</text:p>
          </table:table-cell>
          <table:table-cell table:style-name="ce7" table:number-columns-repeated="16370"/>
        </table:table-row>
        <table:table-row table:style-name="ro1">
          <table:table-cell office:value-type="string" calcext:value-type="string">
            <text:p>ScanCode</text:p>
          </table:table-cell>
          <table:table-cell office:value-type="date" office:date-value="2025-01-21T18:28:18" calcext:value-type="date">
            <text:p>2025-01-21T18:28:18</text:p>
          </table:table-cell>
          <table:table-cell office:value-type="string" calcext:value-type="string">
            <text:p>swh:1:dir:c76c25a4b3ce6dc52b05a51c82bd86711bb1630f</text:p>
          </table:table-cell>
          <table:table-cell office:value-type="float" office:value="22682.667540707" calcext:value-type="float">
            <text:p>22682,668</text:p>
          </table:table-cell>
          <table:table-cell office:value-type="float" office:value="1579.968018008" calcext:value-type="float">
            <text:p>1579,968</text:p>
          </table:table-cell>
          <table:table-cell office:value-type="float" office:value="1588.325635716" calcext:value-type="float">
            <text:p>1588,326</text:p>
          </table:table-cell>
          <table:table-cell office:value-type="float" office:value="1583.895783982" calcext:value-type="float">
            <text:p>1583,896</text:p>
          </table:table-cell>
          <table:table-cell table:formula="of:=([.D2]-[.E2])/[.E2]" office:value-type="percentage" office:value="13.3564092957432" calcext:value-type="percentage">
            <text:p>1335,64 %</text:p>
          </table:table-cell>
          <table:table-cell table:formula="of:=([.F2]-[.G2])/[.G2]" office:value-type="percentage" office:value="0.00279680757963917" calcext:value-type="percentage">
            <text:p>0,28 %</text:p>
          </table:table-cell>
          <table:table-cell table:formula="of:=[.E2]/[.G2]" office:value-type="float" office:value="0.997520186609676" calcext:value-type="float">
            <text:p>1,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canCode</text:p>
          </table:table-cell>
          <table:table-cell office:value-type="date" office:date-value="2025-01-22T01:39:09" calcext:value-type="date">
            <text:p>2025-01-22T01:39:09</text:p>
          </table:table-cell>
          <table:table-cell office:value-type="string" calcext:value-type="string">
            <text:p>swh:1:dir:c7192587cb99d53d4fcd398979765730f0d74ff6</text:p>
          </table:table-cell>
          <table:table-cell office:value-type="float" office:value="964.386203147005" calcext:value-type="float">
            <text:p>964,386</text:p>
          </table:table-cell>
          <table:table-cell office:value-type="float" office:value="69.2445395069954" calcext:value-type="float">
            <text:p>69,245</text:p>
          </table:table-cell>
          <table:table-cell office:value-type="float" office:value="82.8513454620115" calcext:value-type="float">
            <text:p>82,851</text:p>
          </table:table-cell>
          <table:table-cell office:value-type="float" office:value="79.8439104410063" calcext:value-type="float">
            <text:p>79,844</text:p>
          </table:table-cell>
          <table:table-cell table:formula="of:=([.D3]-[.E3])/[.E3]" office:value-type="percentage" office:value="12.9272527482052" calcext:value-type="percentage">
            <text:p>1292,73 %</text:p>
          </table:table-cell>
          <table:table-cell table:formula="of:=([.F3]-[.G3])/[.G3]" office:value-type="percentage" office:value="0.0376664294671202" calcext:value-type="percentage">
            <text:p>3,77 %</text:p>
          </table:table-cell>
          <table:table-cell table:formula="of:=[.E3]/[.G3]" office:value-type="float" office:value="0.86724884996906" calcext:value-type="float">
            <text:p>0,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canCode</text:p>
          </table:table-cell>
          <table:table-cell office:value-type="date" office:date-value="2025-01-22T01:57:53" calcext:value-type="date">
            <text:p>2025-01-22T01:57:53</text:p>
          </table:table-cell>
          <table:table-cell office:value-type="string" calcext:value-type="string">
            <text:p>swh:1:dir:5152167fb34055573bafdbce60666cd175e701a7</text:p>
          </table:table-cell>
          <table:table-cell office:value-type="float" office:value="26186.984665361" calcext:value-type="float">
            <text:p>26186,985</text:p>
          </table:table-cell>
          <table:table-cell office:value-type="float" office:value="748.398684072003" calcext:value-type="float">
            <text:p>748,399</text:p>
          </table:table-cell>
          <table:table-cell office:value-type="float" office:value="714.393600889001" calcext:value-type="float">
            <text:p>714,394</text:p>
          </table:table-cell>
          <table:table-cell office:value-type="float" office:value="691.51709748499" calcext:value-type="float">
            <text:p>691,517</text:p>
          </table:table-cell>
          <table:table-cell table:formula="of:=([.D4]-[.E4])/[.E4]" office:value-type="percentage" office:value="33.9906877479779" calcext:value-type="percentage">
            <text:p>3399,07 %</text:p>
          </table:table-cell>
          <table:table-cell table:formula="of:=([.F4]-[.G4])/[.G4]" office:value-type="percentage" office:value="0.0330816164737101" calcext:value-type="percentage">
            <text:p>3,31 %</text:p>
          </table:table-cell>
          <table:table-cell table:formula="of:=[.E4]/[.G4]" office:value-type="float" office:value="1.08225622590372" calcext:value-type="float">
            <text:p>1,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unt py files</text:p>
          </table:table-cell>
          <table:table-cell office:value-type="date" office:date-value="2025-01-21T16:53:39" calcext:value-type="date">
            <text:p>2025-01-21T16:53:39</text:p>
          </table:table-cell>
          <table:table-cell office:value-type="string" calcext:value-type="string">
            <text:p>swh:1:dir:f6f40ac17eab8a63edb8e30e42f8ad010d864136</text:p>
          </table:table-cell>
          <table:table-cell office:value-type="float" office:value="853.354145382" calcext:value-type="float">
            <text:p>853,354</text:p>
          </table:table-cell>
          <table:table-cell office:value-type="float" office:value="5.39371236800071" calcext:value-type="float">
            <text:p>05,394</text:p>
          </table:table-cell>
          <table:table-cell office:value-type="float" office:value="46.1792840530034" calcext:value-type="float">
            <text:p>46,179</text:p>
          </table:table-cell>
          <table:table-cell office:value-type="float" office:value="0.0845383650012082" calcext:value-type="float">
            <text:p>00,085</text:p>
          </table:table-cell>
          <table:table-cell table:formula="of:=([.D5]-[.E5])/[.E5]" office:value-type="percentage" office:value="157.212764634002" calcext:value-type="percentage">
            <text:p>15721,28 %</text:p>
          </table:table-cell>
          <table:table-cell table:formula="of:=([.F5]-[.G5])/[.G5]" office:value-type="percentage" office:value="545.252391471534" calcext:value-type="percentage">
            <text:p>54525,24 %</text:p>
          </table:table-cell>
          <table:table-cell table:formula="of:=[.E5]/[.G5]" office:value-type="float" office:value="63.801948002231" calcext:value-type="float">
            <text:p>63,80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unt py files</text:p>
          </table:table-cell>
          <table:table-cell office:value-type="date" office:date-value="2025-01-21T17:08:52" calcext:value-type="date">
            <text:p>2025-01-21T17:08:52</text:p>
          </table:table-cell>
          <table:table-cell office:value-type="string" calcext:value-type="string">
            <text:p>swh:1:dir:2851ad0e83261e827e9d54a70806f645d4990880</text:p>
          </table:table-cell>
          <table:table-cell office:value-type="float" office:value="2.93636147700454" calcext:value-type="float">
            <text:p>02,936</text:p>
          </table:table-cell>
          <table:table-cell office:value-type="float" office:value="0.0435023640020518" calcext:value-type="float">
            <text:p>00,044</text:p>
          </table:table-cell>
          <table:table-cell office:value-type="float" office:value="1.31413277799584" calcext:value-type="float">
            <text:p>01,314</text:p>
          </table:table-cell>
          <table:table-cell office:value-type="float" office:value="0.00377666999702342" calcext:value-type="float">
            <text:p>00,004</text:p>
          </table:table-cell>
          <table:table-cell table:formula="of:=([.D6]-[.E6])/[.E6]" office:value-type="percentage" office:value="66.4988944707935" calcext:value-type="percentage">
            <text:p>6649,89 %</text:p>
          </table:table-cell>
          <table:table-cell table:formula="of:=([.F6]-[.G6])/[.G6]" office:value-type="percentage" office:value="346.960711163954" calcext:value-type="percentage">
            <text:p>34696,07 %</text:p>
          </table:table-cell>
          <table:table-cell table:formula="of:=[.E6]/[.G6]" office:value-type="float" office:value="11.5187093488015" calcext:value-type="float">
            <text:p>11,52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unt py files</text:p>
          </table:table-cell>
          <table:table-cell office:value-type="date" office:date-value="2025-01-21T17:08:56" calcext:value-type="date">
            <text:p>2025-01-21T17:08:56</text:p>
          </table:table-cell>
          <table:table-cell office:value-type="string" calcext:value-type="string">
            <text:p>swh:1:dir:64df700200e5735631ec439e743225377c0205a4</text:p>
          </table:table-cell>
          <table:table-cell office:value-type="float" office:value="2.84593875699647" calcext:value-type="float">
            <text:p>02,846</text:p>
          </table:table-cell>
          <table:table-cell office:value-type="float" office:value="0.0300026840050123" calcext:value-type="float">
            <text:p>00,030</text:p>
          </table:table-cell>
          <table:table-cell office:value-type="float" office:value="1.19678177199967" calcext:value-type="float">
            <text:p>01,197</text:p>
          </table:table-cell>
          <table:table-cell office:value-type="float" office:value="0.00405920399498427" calcext:value-type="float">
            <text:p>00,004</text:p>
          </table:table-cell>
          <table:table-cell table:formula="of:=([.D7]-[.E7])/[.E7]" office:value-type="percentage" office:value="93.8561387548204" calcext:value-type="percentage">
            <text:p>9385,61 %</text:p>
          </table:table-cell>
          <table:table-cell table:formula="of:=([.F7]-[.G7])/[.G7]" office:value-type="percentage" office:value="293.831640262096" calcext:value-type="percentage">
            <text:p>29383,16 %</text:p>
          </table:table-cell>
          <table:table-cell table:formula="of:=[.E7]/[.G7]" office:value-type="float" office:value="7.39127278207375" calcext:value-type="float">
            <text:p>7,39</text:p>
          </table:table-cell>
          <table:table-cell table:number-columns-repeated="3" office:value-type="float" office:value="520" calcext:value-type="float">
            <text:p>5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unt py files</text:p>
          </table:table-cell>
          <table:table-cell office:value-type="date" office:date-value="2025-01-21T15:27:15" calcext:value-type="date">
            <text:p>2025-01-21T15:27:15</text:p>
          </table:table-cell>
          <table:table-cell office:value-type="string" calcext:value-type="string">
            <text:p>swh:1:dir:1aea9c133cbaa573a2608b44f6eb02f4b64a9a40</text:p>
          </table:table-cell>
          <table:table-cell office:value-type="float" office:value="17.1688806230013" calcext:value-type="float">
            <text:p>17,169</text:p>
          </table:table-cell>
          <table:table-cell office:value-type="float" office:value="0.089294310004334" calcext:value-type="float">
            <text:p>00,089</text:p>
          </table:table-cell>
          <table:table-cell office:value-type="float" office:value="5.27004585699615" calcext:value-type="float">
            <text:p>05,270</text:p>
          </table:table-cell>
          <table:table-cell office:value-type="float" office:value="0.00222791399573907" calcext:value-type="float">
            <text:p>00,002</text:p>
          </table:table-cell>
          <table:table-cell table:formula="of:=([.D8]-[.E8])/[.E8]" office:value-type="percentage" office:value="191.272952466602" calcext:value-type="percentage">
            <text:p>19127,30 %</text:p>
          </table:table-cell>
          <table:table-cell table:formula="of:=([.F8]-[.G8])/[.G8]" office:value-type="percentage" office:value="2364.4619824083" calcext:value-type="percentage">
            <text:p>236446,20 %</text:p>
          </table:table-cell>
          <table:table-cell table:formula="of:=[.E8]/[.G8]" office:value-type="float" office:value="40.0797832300129" calcext:value-type="float">
            <text:p>40,08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unt py files</text:p>
          </table:table-cell>
          <table:table-cell office:value-type="date" office:date-value="2025-01-21T15:27:38" calcext:value-type="date">
            <text:p>2025-01-21T15:27:38</text:p>
          </table:table-cell>
          <table:table-cell office:value-type="string" calcext:value-type="string">
            <text:p>swh:1:dir:b209ce19a93db46fee4e2c48beb0ad8cc96c24b7</text:p>
          </table:table-cell>
          <table:table-cell office:value-type="float" office:value="1.63957504800055" calcext:value-type="float">
            <text:p>01,640</text:p>
          </table:table-cell>
          <table:table-cell office:value-type="float" office:value="0.0114592179961619" calcext:value-type="float">
            <text:p>00,011</text:p>
          </table:table-cell>
          <table:table-cell office:value-type="float" office:value="2.37472145000356" calcext:value-type="float">
            <text:p>02,375</text:p>
          </table:table-cell>
          <table:table-cell office:value-type="float" office:value="0.00116504399920814" calcext:value-type="float">
            <text:p>00,001</text:p>
          </table:table-cell>
          <table:table-cell table:formula="of:=([.D9]-[.E9])/[.E9]" office:value-type="percentage" office:value="142.079139305117" calcext:value-type="percentage">
            <text:p>14207,91 %</text:p>
          </table:table-cell>
          <table:table-cell table:formula="of:=([.F9]-[.G9])/[.G9]" office:value-type="percentage" office:value="2037.31052871619" calcext:value-type="percentage">
            <text:p>203731,05 %</text:p>
          </table:table-cell>
          <table:table-cell table:formula="of:=[.E9]/[.G9]" office:value-type="float" office:value="9.8358671466061" calcext:value-type="float">
            <text:p>9,84</text:p>
          </table:table-cell>
          <table:table-cell table:number-columns-repeated="3" office:value-type="float" office:value="159" calcext:value-type="float">
            <text:p>15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unt py files</text:p>
          </table:table-cell>
          <table:table-cell office:value-type="date" office:date-value="2025-01-21T15:27:44" calcext:value-type="date">
            <text:p>2025-01-21T15:27:44</text:p>
          </table:table-cell>
          <table:table-cell office:value-type="string" calcext:value-type="string">
            <text:p>swh:1:dir:4f9c1df228cde6cfc23b669b1cc5299ea344918c</text:p>
          </table:table-cell>
          <table:table-cell office:value-type="float" office:value="1.32522623100522" calcext:value-type="float">
            <text:p>01,325</text:p>
          </table:table-cell>
          <table:table-cell office:value-type="float" office:value="0.0243696559991804" calcext:value-type="float">
            <text:p>00,024</text:p>
          </table:table-cell>
          <table:table-cell office:value-type="float" office:value="0.972023399997852" calcext:value-type="float">
            <text:p>00,972</text:p>
          </table:table-cell>
          <table:table-cell office:value-type="float" office:value="0.00242407000041567" calcext:value-type="float">
            <text:p>00,002</text:p>
          </table:table-cell>
          <table:table-cell table:formula="of:=([.D10]-[.E10])/[.E10]" office:value-type="percentage" office:value="53.3801779988108" calcext:value-type="percentage">
            <text:p>5338,02 %</text:p>
          </table:table-cell>
          <table:table-cell table:formula="of:=([.F10]-[.G10])/[.G10]" office:value-type="percentage" office:value="399.988172714144" calcext:value-type="percentage">
            <text:p>39998,82 %</text:p>
          </table:table-cell>
          <table:table-cell table:formula="of:=[.E10]/[.G10]" office:value-type="float" office:value="10.0531981316553" calcext:value-type="float">
            <text:p>10,05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unt py files</text:p>
          </table:table-cell>
          <table:table-cell office:value-type="date" office:date-value="2025-01-21T15:27:47" calcext:value-type="date">
            <text:p>2025-01-21T15:27:47</text:p>
          </table:table-cell>
          <table:table-cell office:value-type="string" calcext:value-type="string">
            <text:p>swh:1:dir:5454d918f15eff6b0cebc9aebee9a5f4aec1dffe</text:p>
          </table:table-cell>
          <table:table-cell office:value-type="float" office:value="10.3774384909993" calcext:value-type="float">
            <text:p>10,377</text:p>
          </table:table-cell>
          <table:table-cell office:value-type="float" office:value="0.0811658250022447" calcext:value-type="float">
            <text:p>00,081</text:p>
          </table:table-cell>
          <table:table-cell office:value-type="float" office:value="1.61806421800429" calcext:value-type="float">
            <text:p>01,618</text:p>
          </table:table-cell>
          <table:table-cell office:value-type="float" office:value="0.00197191999905044" calcext:value-type="float">
            <text:p>00,002</text:p>
          </table:table-cell>
          <table:table-cell table:formula="of:=([.D11]-[.E11])/[.E11]" office:value-type="percentage" office:value="126.854777435113" calcext:value-type="percentage">
            <text:p>12685,48 %</text:p>
          </table:table-cell>
          <table:table-cell table:formula="of:=([.F11]-[.G11])/[.G11]" office:value-type="percentage" office:value="819.552668862558" calcext:value-type="percentage">
            <text:p>81955,27 %</text:p>
          </table:table-cell>
          <table:table-cell table:formula="of:=[.E11]/[.G11]" office:value-type="float" office:value="41.1608102972378" calcext:value-type="float">
            <text:p>41,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unt py files</text:p>
          </table:table-cell>
          <table:table-cell office:value-type="date" office:date-value="2025-01-21T15:27:59" calcext:value-type="date">
            <text:p>2025-01-21T15:27:59</text:p>
          </table:table-cell>
          <table:table-cell office:value-type="string" calcext:value-type="string">
            <text:p>swh:1:dir:ca0487f21bab7b8a64d9ba722efcd587f794d4ac</text:p>
          </table:table-cell>
          <table:table-cell office:value-type="float" office:value="1.12511654899572" calcext:value-type="float">
            <text:p>01,125</text:p>
          </table:table-cell>
          <table:table-cell office:value-type="float" office:value="0.0173208929991233" calcext:value-type="float">
            <text:p>00,017</text:p>
          </table:table-cell>
          <table:table-cell office:value-type="float" office:value="1.87570070900256" calcext:value-type="float">
            <text:p>01,876</text:p>
          </table:table-cell>
          <table:table-cell office:value-type="float" office:value="0.00111227700108429" calcext:value-type="float">
            <text:p>00,001</text:p>
          </table:table-cell>
          <table:table-cell table:formula="of:=([.D12]-[.E12])/[.E12]" office:value-type="percentage" office:value="63.9571906628987" calcext:value-type="percentage">
            <text:p>6395,72 %</text:p>
          </table:table-cell>
          <table:table-cell table:formula="of:=([.F12]-[.G12])/[.G12]" office:value-type="percentage" office:value="1685.36113771484" calcext:value-type="percentage">
            <text:p>168536,11 %</text:p>
          </table:table-cell>
          <table:table-cell table:formula="of:=[.E12]/[.G12]" office:value-type="float" office:value="15.5724634980658" calcext:value-type="float">
            <text:p>15,57</text:p>
          </table:table-cell>
          <table:table-cell table:number-columns-repeated="3" office:value-type="float" office:value="149" calcext:value-type="float">
            <text:p>14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unt py files</text:p>
          </table:table-cell>
          <table:table-cell office:value-type="date" office:date-value="2025-01-21T16:02:26" calcext:value-type="date">
            <text:p>2025-01-21T16:02:26</text:p>
          </table:table-cell>
          <table:table-cell office:value-type="string" calcext:value-type="string">
            <text:p>swh:1:dir:211faa82fa1ae7ac63f3f8a01f7650b39a2e3589</text:p>
          </table:table-cell>
          <table:table-cell office:value-type="float" office:value="54.8163310989985" calcext:value-type="float">
            <text:p>54,816</text:p>
          </table:table-cell>
          <table:table-cell office:value-type="float" office:value="0.0512820110016037" calcext:value-type="float">
            <text:p>00,051</text:p>
          </table:table-cell>
          <table:table-cell office:value-type="float" office:value="11.0240695230023" calcext:value-type="float">
            <text:p>11,024</text:p>
          </table:table-cell>
          <table:table-cell office:value-type="float" office:value="0.000992583001789171" calcext:value-type="float">
            <text:p>00,001</text:p>
          </table:table-cell>
          <table:table-cell table:formula="of:=([.D13]-[.E13])/[.E13]" office:value-type="percentage" office:value="1067.91929603315" calcext:value-type="percentage">
            <text:p>106791,93 %</text:p>
          </table:table-cell>
          <table:table-cell table:formula="of:=([.F13]-[.G13])/[.G13]" office:value-type="percentage" office:value="11105.4460132109" calcext:value-type="percentage">
            <text:p>1110544,60 %</text:p>
          </table:table-cell>
          <table:table-cell table:formula="of:=[.E13]/[.G13]" office:value-type="float" office:value="51.6652117849749" calcext:value-type="float">
            <text:p>51,67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unt py files</text:p>
          </table:table-cell>
          <table:table-cell office:value-type="date" office:date-value="2025-01-21T16:03:32" calcext:value-type="date">
            <text:p>2025-01-21T16:03:32</text:p>
          </table:table-cell>
          <table:table-cell office:value-type="string" calcext:value-type="string">
            <text:p>swh:1:dir:ad6efc61169ff26c9b4849511feb8b5d003df07d</text:p>
          </table:table-cell>
          <table:table-cell office:value-type="float" office:value="119.631424685002" calcext:value-type="float">
            <text:p>119,631</text:p>
          </table:table-cell>
          <table:table-cell office:value-type="float" office:value="0.268831575995137" calcext:value-type="float">
            <text:p>00,269</text:p>
          </table:table-cell>
          <table:table-cell office:value-type="float" office:value="23.2447831800018" calcext:value-type="float">
            <text:p>23,245</text:p>
          </table:table-cell>
          <table:table-cell office:value-type="float" office:value="0.0051579999999376" calcext:value-type="float">
            <text:p>00,005</text:p>
          </table:table-cell>
          <table:table-cell table:formula="of:=([.D14]-[.E14])/[.E14]" office:value-type="percentage" office:value="444.005108652734" calcext:value-type="percentage">
            <text:p>44400,51 %</text:p>
          </table:table-cell>
          <table:table-cell table:formula="of:=([.F14]-[.G14])/[.G14]" office:value-type="percentage" office:value="4505.54966659229" calcext:value-type="percentage">
            <text:p>450554,97 %</text:p>
          </table:table-cell>
          <table:table-cell table:formula="of:=[.E14]/[.G14]" office:value-type="float" office:value="52.1193439314441" calcext:value-type="float">
            <text:p>52,12</text:p>
          </table:table-cell>
          <table:table-cell table:number-columns-repeated="3" office:value-type="float" office:value="315" calcext:value-type="float">
            <text:p>3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unt py files</text:p>
          </table:table-cell>
          <table:table-cell office:value-type="date" office:date-value="2025-01-21T16:05:55" calcext:value-type="date">
            <text:p>2025-01-21T16:05:55</text:p>
          </table:table-cell>
          <table:table-cell office:value-type="string" calcext:value-type="string">
            <text:p>swh:1:dir:b22c17141f41c0b74c58402b15a4a5ecbfa8b07f</text:p>
          </table:table-cell>
          <table:table-cell office:value-type="float" office:value="1386.830974805" calcext:value-type="float">
            <text:p>1386,831</text:p>
          </table:table-cell>
          <table:table-cell office:value-type="float" office:value="6.87801763600146" calcext:value-type="float">
            <text:p>06,878</text:p>
          </table:table-cell>
          <table:table-cell office:value-type="float" office:value="26.5785624319979" calcext:value-type="float">
            <text:p>26,579</text:p>
          </table:table-cell>
          <table:table-cell office:value-type="float" office:value="0.0899316729992279" calcext:value-type="float">
            <text:p>00,090</text:p>
          </table:table-cell>
          <table:table-cell table:formula="of:=([.D15]-[.E15])/[.E15]" office:value-type="percentage" office:value="200.63236679504" calcext:value-type="percentage">
            <text:p>20063,24 %</text:p>
          </table:table-cell>
          <table:table-cell table:formula="of:=([.F15]-[.G15])/[.G15]" office:value-type="percentage" office:value="294.541732357476" calcext:value-type="percentage">
            <text:p>29454,17 %</text:p>
          </table:table-cell>
          <table:table-cell table:formula="of:=[.E15]/[.G15]" office:value-type="float" office:value="76.4804813100776" calcext:value-type="float">
            <text:p>76,48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unt py files</text:p>
          </table:table-cell>
          <table:table-cell office:value-type="date" office:date-value="2025-01-21T16:29:36" calcext:value-type="date">
            <text:p>2025-01-21T16:29:36</text:p>
          </table:table-cell>
          <table:table-cell office:value-type="string" calcext:value-type="string">
            <text:p>swh:1:dir:9280bd9bbe2a8d7712244c8660ed50f76019b013</text:p>
          </table:table-cell>
          <table:table-cell office:value-type="float" office:value="767.043232399999" calcext:value-type="float">
            <text:p>767,043</text:p>
          </table:table-cell>
          <table:table-cell office:value-type="float" office:value="2.98757187499723" calcext:value-type="float">
            <text:p>02,988</text:p>
          </table:table-cell>
          <table:table-cell office:value-type="float" office:value="2.88617478800006" calcext:value-type="float">
            <text:p>02,886</text:p>
          </table:table-cell>
          <table:table-cell office:value-type="float" office:value="0.0585363480058732" calcext:value-type="float">
            <text:p>00,059</text:p>
          </table:table-cell>
          <table:table-cell table:formula="of:=([.D16]-[.E16])/[.E16]" office:value-type="percentage" office:value="255.744695857974" calcext:value-type="percentage">
            <text:p>25574,47 %</text:p>
          </table:table-cell>
          <table:table-cell table:formula="of:=([.F16]-[.G16])/[.G16]" office:value-type="percentage" office:value="48.305685891277" calcext:value-type="percentage">
            <text:p>4830,57 %</text:p>
          </table:table-cell>
          <table:table-cell table:formula="of:=[.E16]/[.G16]" office:value-type="float" office:value="51.0378931514053" calcext:value-type="float">
            <text:p>51,04</text:p>
          </table:table-cell>
          <table:table-cell table:number-columns-repeated="3" office:value-type="float" office:value="2228" calcext:value-type="float">
            <text:p>22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unt py files</text:p>
          </table:table-cell>
          <table:table-cell office:value-type="date" office:date-value="2025-01-21T16:42:29" calcext:value-type="date">
            <text:p>2025-01-21T16:42:29</text:p>
          </table:table-cell>
          <table:table-cell office:value-type="string" calcext:value-type="string">
            <text:p>swh:1:dir:e5e27ebfe049570121d8c1daef47850f0eff4247</text:p>
          </table:table-cell>
          <table:table-cell office:value-type="float" office:value="7.74822699699871" calcext:value-type="float">
            <text:p>07,748</text:p>
          </table:table-cell>
          <table:table-cell office:value-type="float" office:value="0.0584351029974641" calcext:value-type="float">
            <text:p>00,058</text:p>
          </table:table-cell>
          <table:table-cell office:value-type="float" office:value="1.35564399999566" calcext:value-type="float">
            <text:p>01,356</text:p>
          </table:table-cell>
          <table:table-cell office:value-type="float" office:value="0.00529048799944576" calcext:value-type="float">
            <text:p>00,005</text:p>
          </table:table-cell>
          <table:table-cell table:formula="of:=([.D17]-[.E17])/[.E17]" office:value-type="percentage" office:value="131.595419526084" calcext:value-type="percentage">
            <text:p>13159,54 %</text:p>
          </table:table-cell>
          <table:table-cell table:formula="of:=([.F17]-[.G17])/[.G17]" office:value-type="percentage" office:value="255.241768271223" calcext:value-type="percentage">
            <text:p>25524,18 %</text:p>
          </table:table-cell>
          <table:table-cell table:formula="of:=[.E17]/[.G17]" office:value-type="float" office:value="11.0453143459707" calcext:value-type="float">
            <text:p>11,05</text:p>
          </table:table-cell>
          <table:table-cell table:number-columns-repeated="3" office:value-type="float" office:value="437" calcext:value-type="float">
            <text:p>43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unt py files</text:p>
          </table:table-cell>
          <table:table-cell office:value-type="date" office:date-value="2025-01-21T16:42:39" calcext:value-type="date">
            <text:p>2025-01-21T16:42:39</text:p>
          </table:table-cell>
          <table:table-cell office:value-type="string" calcext:value-type="string">
            <text:p>swh:1:dir:ccd51d4103fc3e032ac61d2d9e28310a435f3694</text:p>
          </table:table-cell>
          <table:table-cell office:value-type="float" office:value="32.1042108239999" calcext:value-type="float">
            <text:p>32,104</text:p>
          </table:table-cell>
          <table:table-cell office:value-type="float" office:value="0.170382820004306" calcext:value-type="float">
            <text:p>00,170</text:p>
          </table:table-cell>
          <table:table-cell office:value-type="float" office:value="2.79363015900162" calcext:value-type="float">
            <text:p>02,794</text:p>
          </table:table-cell>
          <table:table-cell office:value-type="float" office:value="0.007329573003517" calcext:value-type="float">
            <text:p>00,007</text:p>
          </table:table-cell>
          <table:table-cell table:formula="of:=([.D18]-[.E18])/[.E18]" office:value-type="percentage" office:value="187.423990301302" calcext:value-type="percentage">
            <text:p>18742,40 %</text:p>
          </table:table-cell>
          <table:table-cell table:formula="of:=([.F18]-[.G18])/[.G18]" office:value-type="percentage" office:value="380.145007718886" calcext:value-type="percentage">
            <text:p>38014,50 %</text:p>
          </table:table-cell>
          <table:table-cell table:formula="of:=[.E18]/[.G18]" office:value-type="float" office:value="23.2459407829829" calcext:value-type="float">
            <text:p>23,25</text:p>
          </table:table-cell>
          <table:table-cell table:number-columns-repeated="3" office:value-type="float" office:value="615" calcext:value-type="float">
            <text:p>6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unt py files</text:p>
          </table:table-cell>
          <table:table-cell office:value-type="date" office:date-value="2025-01-21T16:43:14" calcext:value-type="date">
            <text:p>2025-01-21T16:43:14</text:p>
          </table:table-cell>
          <table:table-cell office:value-type="string" calcext:value-type="string">
            <text:p>swh:1:dir:9e8e1b74f137e23457eac69ee7ad5aeb4ce04ddc</text:p>
          </table:table-cell>
          <table:table-cell office:value-type="float" office:value="16.2549793610015" calcext:value-type="float">
            <text:p>16,255</text:p>
          </table:table-cell>
          <table:table-cell office:value-type="float" office:value="0.101817570001003" calcext:value-type="float">
            <text:p>00,102</text:p>
          </table:table-cell>
          <table:table-cell office:value-type="float" office:value="1.34600110899919" calcext:value-type="float">
            <text:p>01,346</text:p>
          </table:table-cell>
          <table:table-cell office:value-type="float" office:value="0.00556641000002855" calcext:value-type="float">
            <text:p>00,006</text:p>
          </table:table-cell>
          <table:table-cell table:formula="of:=([.D19]-[.E19])/[.E19]" office:value-type="percentage" office:value="158.648078036446" calcext:value-type="percentage">
            <text:p>15864,81 %</text:p>
          </table:table-cell>
          <table:table-cell table:formula="of:=([.F19]-[.G19])/[.G19]" office:value-type="percentage" office:value="240.80775562567" calcext:value-type="percentage">
            <text:p>24080,78 %</text:p>
          </table:table-cell>
          <table:table-cell table:formula="of:=[.E19]/[.G19]" office:value-type="float" office:value="18.2914248142844" calcext:value-type="float">
            <text:p>18,29</text:p>
          </table:table-cell>
          <table:table-cell table:number-columns-repeated="3" office:value-type="float" office:value="647" calcext:value-type="float">
            <text:p>64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unt py files</text:p>
          </table:table-cell>
          <table:table-cell office:value-type="date" office:date-value="2025-01-21T16:43:32" calcext:value-type="date">
            <text:p>2025-01-21T16:43:32</text:p>
          </table:table-cell>
          <table:table-cell office:value-type="string" calcext:value-type="string">
            <text:p>swh:1:dir:e79fecd59d41cf986c54f27fc5bfe748bf6171cf</text:p>
          </table:table-cell>
          <table:table-cell office:value-type="float" office:value="18.2650818750044" calcext:value-type="float">
            <text:p>18,265</text:p>
          </table:table-cell>
          <table:table-cell office:value-type="float" office:value="0.124745193999843" calcext:value-type="float">
            <text:p>00,125</text:p>
          </table:table-cell>
          <table:table-cell office:value-type="float" office:value="1.18110656600038" calcext:value-type="float">
            <text:p>01,181</text:p>
          </table:table-cell>
          <table:table-cell office:value-type="float" office:value="0.00518759999977192" calcext:value-type="float">
            <text:p>00,005</text:p>
          </table:table-cell>
          <table:table-cell table:formula="of:=([.D20]-[.E20])/[.E20]" office:value-type="percentage" office:value="145.419122768188" calcext:value-type="percentage">
            <text:p>14541,91 %</text:p>
          </table:table-cell>
          <table:table-cell table:formula="of:=([.F20]-[.G20])/[.G20]" office:value-type="percentage" office:value="226.678804466865" calcext:value-type="percentage">
            <text:p>22667,88 %</text:p>
          </table:table-cell>
          <table:table-cell table:formula="of:=[.E20]/[.G20]" office:value-type="float" office:value="24.0468027614557" calcext:value-type="float">
            <text:p>24,05</text:p>
          </table:table-cell>
          <table:table-cell table:number-columns-repeated="3" office:value-type="float" office:value="527" calcext:value-type="float">
            <text:p>5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unt py SLOC</text:p>
          </table:table-cell>
          <table:table-cell office:value-type="date" office:date-value="2025-01-21T13:41:07" calcext:value-type="date">
            <text:p>2025-01-21T13:41:07</text:p>
          </table:table-cell>
          <table:table-cell office:value-type="string" calcext:value-type="string">
            <text:p>swh:1:dir:f59a9f37979fdc912ff088341e082a4c50faebdb</text:p>
          </table:table-cell>
          <table:table-cell office:value-type="float" office:value="439.606907391004" calcext:value-type="float">
            <text:p>439,607</text:p>
          </table:table-cell>
          <table:table-cell office:value-type="float" office:value="0.083617039003002" calcext:value-type="float">
            <text:p>00,084</text:p>
          </table:table-cell>
          <table:table-cell office:value-type="float" office:value="1.18024245499691" calcext:value-type="float">
            <text:p>01,180</text:p>
          </table:table-cell>
          <table:table-cell office:value-type="float" office:value="0.0134209009993356" calcext:value-type="float">
            <text:p>00,013</text:p>
          </table:table-cell>
          <table:table-cell table:formula="of:=([.D21]-[.E21])/[.E21]" office:value-type="percentage" office:value="5256.38429191712" calcext:value-type="percentage">
            <text:p>525638,43 %</text:p>
          </table:table-cell>
          <table:table-cell table:formula="of:=([.F21]-[.G21])/[.G21]" office:value-type="percentage" office:value="86.9406274627422" calcext:value-type="percentage">
            <text:p>8694,06 %</text:p>
          </table:table-cell>
          <table:table-cell table:formula="of:=[.E21]/[.G21]" office:value-type="float" office:value="6.23035957177105" calcext:value-type="float">
            <text:p>6,23</text:p>
          </table:table-cell>
          <table:table-cell table:number-columns-repeated="3" office:value-type="float" office:value="6088" calcext:value-type="float">
            <text:p>608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unt py SLOC</text:p>
          </table:table-cell>
          <table:table-cell office:value-type="date" office:date-value="2025-01-21T13:48:28" calcext:value-type="date">
            <text:p>2025-01-21T13:48:28</text:p>
          </table:table-cell>
          <table:table-cell office:value-type="string" calcext:value-type="string">
            <text:p>swh:1:dir:7f41cd6a8e52dba02990f084143fb65f0ad91faf</text:p>
          </table:table-cell>
          <table:table-cell office:value-type="float" office:value="4173.042518227" calcext:value-type="float">
            <text:p>4173,043</text:p>
          </table:table-cell>
          <table:table-cell office:value-type="float" office:value="0.828127870001481" calcext:value-type="float">
            <text:p>00,828</text:p>
          </table:table-cell>
          <table:table-cell office:value-type="float" office:value="1.87143514600029" calcext:value-type="float">
            <text:p>01,871</text:p>
          </table:table-cell>
          <table:table-cell office:value-type="float" office:value="0.0436343390028924" calcext:value-type="float">
            <text:p>00,044</text:p>
          </table:table-cell>
          <table:table-cell table:formula="of:=([.D22]-[.E22])/[.E22]" office:value-type="percentage" office:value="5038.1282184713" calcext:value-type="percentage">
            <text:p>503812,82 %</text:p>
          </table:table-cell>
          <table:table-cell table:formula="of:=([.F22]-[.G22])/[.G22]" office:value-type="percentage" office:value="41.8890453886844" calcext:value-type="percentage">
            <text:p>4188,90 %</text:p>
          </table:table-cell>
          <table:table-cell table:formula="of:=[.E22]/[.G22]" office:value-type="float" office:value="18.9788109302306" calcext:value-type="float">
            <text:p>18,98</text:p>
          </table:table-cell>
          <table:table-cell table:number-columns-repeated="3" office:value-type="float" office:value="164057" calcext:value-type="float">
            <text:p>16405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cancode</text:p>
          </table:table-cell>
          <table:table-cell office:value-type="date" office:date-value="2025-01-21T17:35:43" calcext:value-type="date">
            <text:p>2025-01-21T17:35:43</text:p>
          </table:table-cell>
          <table:table-cell office:value-type="string" calcext:value-type="string">
            <text:p>swh:1:dir:490b020fc78680f981fb39f6c77640e2e9d78306</text:p>
          </table:table-cell>
          <table:table-cell office:value-type="float" office:value="1646.02852522" calcext:value-type="float">
            <text:p>1646,029</text:p>
          </table:table-cell>
          <table:table-cell office:value-type="float" office:value="95.3503540390011" calcext:value-type="float">
            <text:p>95,350</text:p>
          </table:table-cell>
          <table:table-cell office:value-type="float" office:value="101.620336556996" calcext:value-type="float">
            <text:p>101,620</text:p>
          </table:table-cell>
          <table:table-cell office:value-type="float" office:value="100.500527372002" calcext:value-type="float">
            <text:p>100,501</text:p>
          </table:table-cell>
          <table:table-cell table:formula="of:=([.D23]-[.E23])/[.E23]" office:value-type="percentage" office:value="16.2629513734865" calcext:value-type="percentage">
            <text:p>1626,30 %</text:p>
          </table:table-cell>
          <table:table-cell table:formula="of:=([.F23]-[.G23])/[.G23]" office:value-type="percentage" office:value="0.0111423214810575" calcext:value-type="percentage">
            <text:p>1,11 %</text:p>
          </table:table-cell>
          <table:table-cell table:formula="of:=[.E23]/[.G23]" office:value-type="float" office:value="0.948754763107488" calcext:value-type="float">
            <text:p>0,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 number:title="Défini par l'utilisateur">
      <number:number number:decimal-places="0" number:min-decimal-places="0" number:min-integer-digits="2" number:grouping="true">
        <number:embedded-text number:position="1">.</number:embedded-text>
      </number:number>
    </number:number-style>
    <number:number-style style:name="N116">
      <number:text>'</number:text>
      <number:number number:decimal-places="0" number:min-decimal-places="0" number:min-integer-digits="2" number:grouping="true">
        <number:embedded-text number:position="1">.</number:embedded-text>
      </number:number>
    </number:number-style>
    <number:number-style style:name="N117">
      <number:number number:decimal-places="0" number:min-decimal-places="0" number:min-integer-digits="2">
        <number:embedded-text number:position="1">.</number:embedded-text>
      </number:number>
    </number:number-style>
    <number:number-style style:name="N118">
      <number:number number:decimal-places="1" number:min-decimal-places="1" number:min-integer-digits="2"/>
    </number:number-style>
    <number:number-style style:name="N119">
      <number:number number:decimal-places="2" number:min-decimal-places="2" number:min-integer-digits="2"/>
    </number:number-style>
    <number:number-style style:name="N120">
      <number:number number:decimal-places="3" number:min-decimal-places="3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0:34:18.916062012</meta:creation-date>
    <dc:date>2025-01-22T12:07:16.156916997</dc:date>
    <meta:editing-duration>PT34M17S</meta:editing-duration>
    <meta:editing-cycles>1</meta:editing-cycles>
    <meta:document-statistic meta:table-count="2" meta:cell-count="300" meta:object-count="0"/>
    <meta:generator>LibreOffice/24.2.7.2$Linux_X86_64 LibreOffice_project/420$Build-2</meta:generator>
  </office:meta>
</office:document-meta>
</file>